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3C175D767622B00D.jpg" manifest:media-type="image/jpeg"/>
  <manifest:file-entry manifest:full-path="Pictures/10000201000005DC0000060B07EE7B518C6725B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25in" fo:margin-left="1.184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75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P6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7" style:family="paragraph" style:parent-style-name="Standard">
      <style:text-properties style:font-name="Titillium1" fo:font-size="13pt" officeooo:rsid="003e40c0" officeooo:paragraph-rsid="003e40c0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411b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Titillium1" fo:font-size="12pt" officeooo:paragraph-rsid="00316782" style:font-size-asian="12pt" style:font-size-complex="12pt"/>
    </style:style>
    <style:style style:name="P11" style:family="paragraph" style:parent-style-name="Standard">
      <style:paragraph-properties fo:margin-left="0in" fo:margin-right="-0.1252in" fo:text-indent="0in" style:auto-text-indent="false"/>
      <style:text-properties style:font-name="Titillium1" fo:font-size="14pt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P13" style:family="paragraph" style:parent-style-name="Standard" style:master-page-name="Standard">
      <style:paragraph-properties style:page-number="auto"/>
      <style:text-properties fo:font-size="14pt" officeooo:paragraph-rsid="005258aa" style:font-size-asian="14pt" style:font-size-complex="14pt"/>
    </style:style>
    <style:style style:name="P14" style:family="paragraph" style:parent-style-name="Standard">
      <style:paragraph-properties fo:line-height="100%"/>
      <style:text-properties style:font-name="Titillium1" fo:font-size="14pt" officeooo:paragraph-rsid="005258aa" style:font-size-asian="14pt" style:font-size-complex="14pt"/>
    </style:style>
    <style:style style:name="P15" style:family="paragraph" style:parent-style-name="Standard">
      <style:paragraph-properties fo:line-height="100%"/>
      <style:text-properties style:font-name="Titillium1" fo:font-size="13pt" officeooo:paragraph-rsid="005258aa" style:font-size-asian="13pt" style:font-size-complex="13pt"/>
    </style:style>
    <style:style style:name="P16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17" style:family="paragraph" style:parent-style-name="Standard">
      <style:paragraph-properties fo:line-height="100%"/>
      <style:text-properties style:font-name="Titillium1" fo:font-size="12pt" officeooo:paragraph-rsid="005258aa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tillium1" fo:font-size="11pt" fo:font-weight="bold" officeooo:rsid="002ac1d5" officeooo:paragraph-rsid="005258aa" fo:background-color="transparent" style:font-size-asian="11pt" style:font-weight-asian="bold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Titillium1" fo:font-size="11pt" officeooo:paragraph-rsid="005258aa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Titillium1" fo:font-size="11pt" officeooo:paragraph-rsid="005258aa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Titillium1" fo:font-size="11pt" officeooo:rsid="0028ac41" officeooo:paragraph-rsid="005258aa" style:font-size-asian="11pt" style:font-size-complex="11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8c926" style:font-size-asian="11pt" style:font-size-complex="11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38c926" style:font-size-asian="11pt" style:font-size-complex="11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rsid="0038c926" officeooo:paragraph-rsid="0038c926" style:font-size-asian="11pt" style:font-size-complex="11pt"/>
    </style:style>
    <style:style style:name="P28" style:family="paragraph" style:parent-style-name="Standard" style:list-style-name="L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paragraph-rsid="00316782" style:font-size-asian="11pt" style:font-size-complex="11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dac7c" officeooo:paragraph-rsid="00316782" style:font-size-asian="11pt" style:font-size-complex="11pt"/>
    </style:style>
    <style:style style:name="P3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af067" officeooo:paragraph-rsid="003af067" style:font-size-asian="11pt" style:font-size-complex="11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411b1" officeooo:paragraph-rsid="003411b1" style:font-size-asian="11pt" style:font-size-complex="11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49cb9c" officeooo:paragraph-rsid="0049cb9c" style:font-size-asian="11pt" style:font-size-complex="11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fcd0e" officeooo:paragraph-rsid="001fcd0e" style:font-size-asian="11pt" style:font-size-complex="11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2ac1d5" officeooo:paragraph-rsid="002ac1d5" style:font-size-asian="11pt" style:font-size-complex="11pt"/>
    </style:style>
    <style:style style:name="P36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5258aa" style:font-size-asian="11pt" style:font-size-complex="11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style:font-size-asian="11pt" style:font-size-complex="11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ac1d5" officeooo:paragraph-rsid="002ac1d5" style:font-size-asian="11pt" style:font-size-complex="11pt"/>
    </style:style>
    <style:style style:name="P39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c7e92" officeooo:paragraph-rsid="002c7e92" style:font-size-asian="11pt" style:font-size-complex="11pt"/>
    </style:style>
    <style:style style:name="P4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38c926" officeooo:paragraph-rsid="0038c926" style:font-size-asian="11pt" style:font-size-complex="11pt"/>
    </style:style>
    <style:style style:name="P41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5258aa" style:font-size-asian="13pt" style:font-size-complex="13pt"/>
    </style:style>
    <style:style style:name="P42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officeooo:paragraph-rsid="005258aa" style:font-size-asian="11pt" style:font-size-complex="11pt"/>
    </style:style>
    <style:style style:name="P43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1pt" officeooo:paragraph-rsid="005258aa" style:font-size-asian="11pt" style:font-size-complex="11pt"/>
    </style:style>
    <style:style style:name="P44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45" style:family="paragraph" style:parent-style-name="Standard">
      <style:paragraph-properties fo:margin-left="0in" fo:margin-right="-0.0126in" fo:text-align="end" style:justify-single-word="false" fo:text-indent="0in" style:auto-text-indent="false" style:snap-to-layout-grid="false"/>
      <style:text-properties style:font-name="Titillium1" fo:font-size="11pt" officeooo:paragraph-rsid="005258aa" style:font-size-asian="11pt" style:font-size-complex="11pt"/>
    </style:style>
    <style:style style:name="P46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font-name="Titillium1" fo:font-size="11pt" officeooo:paragraph-rsid="005258aa" style:font-size-asian="11pt" style:font-size-complex="11pt"/>
    </style:style>
    <style:style style:name="P47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T1" style:family="text">
      <style:text-properties officeooo:rsid="0041d64a"/>
    </style:style>
    <style:style style:name="T2" style:family="text">
      <style:text-properties officeooo:rsid="00405b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ac1d5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ac1d5" style:font-size-asian="12pt" style:font-size-complex="12pt"/>
    </style:style>
    <style:style style:name="T7" style:family="text">
      <style:text-properties officeooo:rsid="001fcd0e"/>
    </style:style>
    <style:style style:name="T8" style:family="text">
      <style:text-properties officeooo:rsid="0021c66b"/>
    </style:style>
    <style:style style:name="T9" style:family="text">
      <style:text-properties officeooo:rsid="002526e2"/>
    </style:style>
    <style:style style:name="T10" style:family="text">
      <style:text-properties officeooo:rsid="0027d270"/>
    </style:style>
    <style:style style:name="T11" style:family="text">
      <style:text-properties officeooo:rsid="0028ac41"/>
    </style:style>
    <style:style style:name="T12" style:family="text">
      <style:text-properties officeooo:rsid="002ac1d5"/>
    </style:style>
    <style:style style:name="T13" style:family="text">
      <style:text-properties officeooo:rsid="002c7e92"/>
    </style:style>
    <style:style style:name="T14" style:family="text">
      <style:text-properties officeooo:rsid="002c86bf"/>
    </style:style>
    <style:style style:name="T15" style:family="text">
      <style:text-properties officeooo:rsid="002e72a3"/>
    </style:style>
    <style:style style:name="T16" style:family="text">
      <style:text-properties officeooo:rsid="00306c81"/>
    </style:style>
    <style:style style:name="T17" style:family="text">
      <style:text-properties officeooo:rsid="001d9976"/>
    </style:style>
    <style:style style:name="T18" style:family="text">
      <style:text-properties officeooo:rsid="0023c508"/>
    </style:style>
    <style:style style:name="T19" style:family="text">
      <style:text-properties officeooo:rsid="001dac7c"/>
    </style:style>
    <style:style style:name="T20" style:family="text">
      <style:text-properties officeooo:rsid="001f8bb9"/>
    </style:style>
    <style:style style:name="T21" style:family="text">
      <style:text-properties officeooo:rsid="003411b1"/>
    </style:style>
    <style:style style:name="T22" style:family="text">
      <style:text-properties officeooo:rsid="0038c926"/>
    </style:style>
    <style:style style:name="T23" style:family="text">
      <style:text-properties officeooo:rsid="003daa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e40c0"/>
    </style:style>
    <style:style style:name="T26" style:family="text">
      <style:text-properties style:font-name="Titillium" officeooo:rsid="003e40c0" style:font-name-asian="Calibri" style:font-name-complex="Calibri"/>
    </style:style>
    <style:style style:name="T27" style:family="text">
      <style:text-properties officeooo:rsid="00428cd3"/>
    </style:style>
    <style:style style:name="T28" style:family="text">
      <style:text-properties style:font-name="Titillium1"/>
    </style:style>
    <style:style style:name="T29" style:family="text">
      <style:text-properties style:font-name="Titillium1" officeooo:rsid="003daab0"/>
    </style:style>
    <style:style style:name="T30" style:family="text">
      <style:text-properties style:font-name="Titillium1" officeooo:rsid="002ac1d5"/>
    </style:style>
    <style:style style:name="T31" style:family="text">
      <style:text-properties officeooo:rsid="004fdf9e"/>
    </style:style>
    <style:style style:name="T32" style:family="text">
      <style:text-properties fo:font-weight="normal" officeooo:rsid="00518437" fo:background-color="transparent" loext:char-shading-value="0" style:font-weight-asian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8">Model: <text:tab/></text:span><text:span text:style-name="T29">LulzBot </text:span><text:span text:style-name="T28">TAZ </text:span><text:span text:style-name="T30">6</text:span><text:span text:style-name="T28"> 3D Printer</text:span></text:p>
      <text:p text:style-name="P15"><text:s/><text:span text:style-name="T3"><text:s/>Serial Number:<text:tab/></text:span><text:span text:style-name="T5"> <text:s text:c="64"/></text:span></text:p>
      <text:p text:style-name="P17"><text:s text:c="2"/>Heat Bed Batch #:<text:tab/><text:span text:style-name="T24"> <text:s text:c="64"/></text:span></text:p>
      <text:p text:style-name="P17"><text:s text:c="2"/>Date Completed:<text:tab/><text:span text:style-name="T24"> <text:s text:c="64"/></text:span><text:s/></text:p>
      <text:p text:style-name="P17"><text:s text:c="2"/><text:span text:style-name="T8">Completed</text:span> by:<text:tab/><text:span text:style-name="T24"> <text:s text:c="64"/></text:span></text:p>
      <text:p text:style-name="P17"/>
      <text:p text:style-name="P14">Configuration:</text:p>
      <text:p text:style-name="P36"><text:tab/>Electronics:<text:tab/>RAMBo 1.<text:span text:style-name="T31">4a</text:span></text:p>
      <text:p text:style-name="P42">Firmware:<text:tab/><text:span text:style-name="T32">Marlin Version <text:s text:c="2"/>1.0.2.22</text:span></text:p>
      <text:p text:style-name="P42">Nozzle:<text:tab/> <text:tab/><text:span text:style-name="T7">LulzBot v2 Hot End </text:span>with 0.<text:span text:style-name="T10">50</text:span>mm nozzle</text:p>
      <text:p text:style-name="P43">Setting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Part</text:p>
          </table:table-cell>
          <table:table-cell table:style-name="Table1.A1" office:value-type="string">
            <text:p text:style-name="P19"><text:span text:style-name="T27">St</text:span>eps/mm</text:p>
          </table:table-cell>
          <table:table-cell table:style-name="Table1.A1" office:value-type="string">
            <text:p text:style-name="P44"><text:span text:style-name="T27">M</text:span>ax length</text:p>
          </table:table-cell>
          <table:table-cell table:style-name="Table1.A1" office:value-type="string">
            <text:p text:style-name="P44"><text:span text:style-name="T27">Mi</text:span>cro step mode</text:p>
          </table:table-cell>
          <table:table-cell table:style-name="Table1.E1" office:value-type="string">
            <text:p text:style-name="P19"><text:span text:style-name="T27">Di</text:span>gipot</text:p>
          </table:table-cell>
        </table:table-row>
        <table:table-row table:style-name="Table1.1">
          <table:table-cell table:style-name="Table1.A2" office:value-type="string">
            <text:p text:style-name="P20">X <text:span text:style-name="T12">Motor</text:span></text:p>
          </table:table-cell>
          <table:table-cell table:style-name="Table1.B2" office:value-type="string">
            <text:p text:style-name="P46">100.5</text:p>
          </table:table-cell>
          <table:table-cell table:style-name="Table1.C2" office:value-type="string">
            <text:p text:style-name="P21">298</text:p>
          </table:table-cell>
          <table:table-cell table:style-name="Table1.D2" office:value-type="string">
            <text:p text:style-name="P21">16</text:p>
          </table:table-cell>
          <table:table-cell table:style-name="Table1.E2" office:value-type="string">
            <text:p text:style-name="P21">175</text:p>
          </table:table-cell>
        </table:table-row>
        <table:table-row table:style-name="Table1.1">
          <table:table-cell table:style-name="Table1.A3" office:value-type="string">
            <text:p text:style-name="P20">Y <text:span text:style-name="T12">Motor</text:span></text:p>
          </table:table-cell>
          <table:table-cell table:style-name="Table1.B3" office:value-type="string">
            <text:p text:style-name="P46">100.5</text:p>
          </table:table-cell>
          <table:table-cell table:style-name="Table1.C3" office:value-type="string">
            <text:p text:style-name="P21">275</text:p>
          </table:table-cell>
          <table:table-cell table:style-name="Table1.D3" office:value-type="string">
            <text:p text:style-name="P21">16</text:p>
          </table:table-cell>
          <table:table-cell table:style-name="Table1.E3" office:value-type="string">
            <text:p text:style-name="P21">175</text:p>
          </table:table-cell>
        </table:table-row>
        <table:table-row table:style-name="Table1.1">
          <table:table-cell table:style-name="Table1.A4" office:value-type="string">
            <text:p text:style-name="P20">Z <text:span text:style-name="T12">Motor</text:span></text:p>
          </table:table-cell>
          <table:table-cell table:style-name="Table1.B4" office:value-type="string">
            <text:p text:style-name="P46"><text:span text:style-name="T11">16</text:span>00</text:p>
          </table:table-cell>
          <table:table-cell table:style-name="Table1.C4" office:value-type="string">
            <text:p text:style-name="P21">250</text:p>
          </table:table-cell>
          <table:table-cell table:style-name="Table1.D4" office:value-type="string">
            <text:p text:style-name="P22">16</text:p>
          </table:table-cell>
          <table:table-cell table:style-name="Table1.E4" office:value-type="string">
            <text:p text:style-name="P21">2<text:span text:style-name="T11">4</text:span>0</text:p>
          </table:table-cell>
        </table:table-row>
        <table:table-row table:style-name="Table1.1">
          <table:table-cell table:style-name="Table1.A5" office:value-type="string">
            <text:p text:style-name="P20">E0 <text:span text:style-name="T12">Motor</text:span></text:p>
          </table:table-cell>
          <table:table-cell table:style-name="Table1.B5" office:value-type="string">
            <text:p text:style-name="P45"/>
          </table:table-cell>
          <table:table-cell table:style-name="Table1.C5" office:value-type="string">
            <text:p text:style-name="P21">NA</text:p>
          </table:table-cell>
          <table:table-cell table:style-name="Table1.D5" office:value-type="string">
            <text:p text:style-name="P21">16</text:p>
          </table:table-cell>
          <table:table-cell table:style-name="Table1.E5" office:value-type="string">
            <text:p text:style-name="P21">135</text:p>
          </table:table-cell>
        </table:table-row>
      </table:table>
      <text:p text:style-name="P41"><text:s text:c="7"/></text:p>
      <text:p text:style-name="P41"><text:s text:c="4"/><text:span text:style-name="T12">Z Offset: <text:s text:c="24"/></text:span><text:span text:style-name="T4"><text:s text:c="2"/></text:span><text:span text:style-name="T6"><text:s text:c="65"/></text:span></text:p>
      <text:p text:style-name="P41"/>
      <text:p text:style-name="P6"/>
      <text:p text:style-name="P6"/>
      <text:p text:style-name="P6"/>
      <text:p text:style-name="P6"/>
      <text:p text:style-name="P12">General</text:p>
      <text:list xml:id="list8285860530399075743" text:style-name="WW8Num1">
        <text:list-item>
          <text:p text:style-name="P24">Are all the screws and zip ties tight?</text:p>
        </text:list-item>
        <text:list-item>
          <text:p text:style-name="P24">Are the X and Y axis square to each other?</text:p>
        </text:list-item>
        <text:list-item>
          <text:p text:style-name="P24">Are the gaps at the ends of the extrusion closed?</text:p>
        </text:list-item>
        <text:list-item>
          <text:p text:style-name="P24">Are all the parts flush and straight to the edges with clean lines?</text:p>
        </text:list-item>
        <text:list-item>
          <text:p text:style-name="P26">Is the t-nut for the <text:span text:style-name="T23">second</text:span> extruder installed correctly?</text:p>
        </text:list-item>
        <text:list-item>
          <text:p text:style-name="P26">Does the SD card slide in and out of the slot freely?</text:p>
        </text:list-item>
        <text:list-item>
          <text:p text:style-name="P24">Are the current version of parts being used?</text:p>
        </text:list-item>
        <text:list-item>
          <text:p text:style-name="P24">Verify that the following are mounted correctly:</text:p>
        </text:list-item>
      </text:list>
      <text:list xml:id="list6630377466155786968" text:style-name="L1">
        <text:list-item>
          <text:list>
            <text:list-item>
              <text:list>
                <text:list-item>
                  <text:p text:style-name="P28">F<text:span text:style-name="T25">ilament guide </text:span>tube, tube on back side of mount</text:p>
                </text:list-item>
                <text:list-item>
                  <text:p text:style-name="P28">Spool Arm, correct height</text:p>
                </text:list-item>
                <text:list-item>
                  <text:p text:style-name="P28"><text:span text:style-name="T25">Idler retainer</text:span>, taller side on left</text:p>
                </text:list-item>
              </text:list>
            </text:list-item>
          </text:list>
        </text:list-item>
      </text:list>
      <text:list xml:id="list103748965275957" text:continue-list="list8285860530399075743" text:style-name="WW8Num1">
        <text:list-item>
          <text:p text:style-name="P24">Are the switches tight? They shouldn't wiggle side to side.</text:p>
        </text:list-item>
        <text:list-item>
          <text:p text:style-name="P24">Are all <text:span text:style-name="T21">11</text:span> rubber feet installed?</text:p>
        </text:list-item>
        <text:list-item>
          <text:p text:style-name="P24">Is the PE<text:span text:style-name="T17">I print surface</text:span> free of bubbles and wrinkles?</text:p>
        </text:list-item>
        <text:list-item>
          <text:p text:style-name="P24">Is the heat bed adhesive smooth and consistent?</text:p>
        </text:list-item>
        <text:list-item>
          <text:p text:style-name="P24">Does filament slide through the f<text:span text:style-name="T25">ilament guide </text:span>tube?</text:p>
          <text:p text:style-name="P24"/>
        </text:list-item>
      </text:list>
      <text:p text:style-name="P6">Y-Axis</text:p>
      <text:list xml:id="list103749664787682" text:continue-numbering="true" text:style-name="WW8Num1">
        <text:list-item>
          <text:p text:style-name="P24">Does the <text:span text:style-name="T25">print </text:span>bed move freely back and forth?</text:p>
        </text:list-item>
        <text:list-item>
          <text:p text:style-name="P24">Is the <text:span text:style-name="T25">Y-axis</text:span> tight side to side from motion and twisting?</text:p>
        </text:list-item>
        <text:list-item>
          <text:p text:style-name="P24">Are all the screws on the bearing holders tight?</text:p>
        </text:list-item>
        <text:list-item>
          <text:p text:style-name="P24">Does the Y belt rub the bottom of the y-idler by the bearings?</text:p>
        </text:list-item>
        <text:list-item>
          <text:p text:style-name="P24">Is one of the set screws on the Y pulley aligned with the flat on the motor shaft?</text:p>
        </text:list-item>
        <text:list-item>
          <text:p text:style-name="P24">Are both pulley set screws tightened?</text:p>
        </text:list-item>
        <text:list-item>
          <text:p text:style-name="P24">Is the level of the Y pulley at the same height as where the belt mounts on the belt holder?</text:p>
        </text:list-item>
        <text:list-item>
          <text:p text:style-name="P24">Is the Y belt tight?</text:p>
        </text:list-item>
        <text:list-item>
          <text:p text:style-name="P24">Are all the Y mounting brackets flush and tight?</text:p>
        </text:list-item>
        <text:list-item>
          <text:p text:style-name="P24">Are the belts trimmed far enough to not interfere with the pulley or bearing?</text:p>
        </text:list-item>
        <text:list-item>
          <text:p text:style-name="P26">Are the plastic parts flush to the top of the y end plate?</text:p>
        </text:list-item>
      </text:list>
      <text:p text:style-name="P12">X-Axis</text:p>
      <text:list xml:id="list103749480404753" text:continue-numbering="true" text:style-name="WW8Num1">
        <text:list-item>
          <text:p text:style-name="P29">Is one of the set screws on the X pulley aligned with the flat on the motor shaft?</text:p>
        </text:list-item>
        <text:list-item>
          <text:p text:style-name="P29">Are both pulley set screws tightened?</text:p>
        </text:list-item>
        <text:list-item>
          <text:p text:style-name="P29">Is the belt free from rubbing anywhere during motion?</text:p>
        </text:list-item>
        <text:list-item>
          <text:p text:style-name="P29">Is the X belt tight?</text:p>
        </text:list-item>
        <text:list-item>
          <text:p text:style-name="P29">Does the X-axis move freely end to end?</text:p>
        </text:list-item>
        <text:list-item>
          <text:p text:style-name="P29">Are the X bars flush with the <text:span text:style-name="T22">outside for the X-end idler (right side)</text:span>?</text:p>
        </text:list-item>
        <text:list-item>
          <text:p text:style-name="P29">Are the set screws that hold the X bars tight?</text:p>
        </text:list-item>
        <text:list-item>
          <text:p text:style-name="P29">Are the belts trimmed far enough to not interfere with the pulley or bearing?</text:p>
        </text:list-item>
        <text:list-item>
          <text:p text:style-name="P27">Is the <text:span text:style-name="T25">X</text:span>-axis level and parallel to the bed?</text:p>
        </text:list-item>
      </text:list>
      <text:p text:style-name="P10"/>
      <text:p text:style-name="P6">Z-Axis</text:p>
      <text:list xml:id="list103749786266059" text:continue-numbering="true" text:style-name="WW8Num1">
        <text:list-item>
          <text:p text:style-name="P24">Do the <text:span text:style-name="T25">lead screws</text:span> rotate smoothly with no up and down movement between the bearings?</text:p>
        </text:list-item>
        <text:list-item>
          <text:p text:style-name="P24">Are the <text:span text:style-name="T18">four</text:span> Z coupler set screws tight and aligned with flats on the drive rods and motors?</text:p>
        </text:list-item>
        <text:list-item>
          <text:p text:style-name="P24">Are the Z smooth rods flush with the top plate?</text:p>
        </text:list-item>
      </text:list>
      <text:p text:style-name="P8"/>
      <text:p text:style-name="P7">Tool Head</text:p>
      <text:list xml:id="list103748944465543" text:continue-numbering="true" text:style-name="WW8Num1">
        <text:list-item>
          <text:p text:style-name="P24">Can you adjust the extruder springs?</text:p>
        </text:list-item>
        <text:list-item>
          <text:p text:style-name="P24">Are the <text:span text:style-name="T25">herringbone </text:span>grooves on the extruder gears lined up?</text:p>
        </text:list-item>
        <text:list-item>
          <text:p text:style-name="P24">Is the extruder mount secure on the X carriage?</text:p>
        </text:list-item>
        <text:list-item>
          <text:p text:style-name="P24"><text:span text:style-name="T21">Are</text:span> the <text:span text:style-name="T19">extrusion</text:span> fan<text:span text:style-name="T21">s</text:span> mounted correctly?</text:p>
        </text:list-item>
        <text:list-item>
          <text:p text:style-name="P30">Is the <text:span text:style-name="T21">heat sink fan</text:span> mounted correctly?</text:p>
        </text:list-item>
        <text:list-item>
          <text:p text:style-name="P24">Does the idler bearing stick out of the idler block?</text:p>
        </text:list-item>
        <text:list-item>
          <text:p text:style-name="P24">Is the hobbing aligned to the hole in the extruder?</text:p>
        </text:list-item>
        <text:list-item>
          <text:p text:style-name="P24">Is the set screw in the small gear tight and on the flat of the motor shaft?</text:p>
        </text:list-item>
        <text:list-item>
          <text:p text:style-name="P24">Can you feed filament about 1<text:span text:style-name="T20">00</text:span>mm from the top of the extruder?</text:p>
        </text:list-item>
        <text:list-item>
          <text:p text:style-name="P24">Are the gears tight with no back-lash?</text:p>
        </text:list-item>
        <text:list-item>
          <text:p text:style-name="P24">Do the extruder gears turn smoothly for several rotations?</text:p>
        </text:list-item>
      </text:list>
      <text:p text:style-name="P10"/>
      <text:p text:style-name="P6"/>
      <text:p text:style-name="P12">Electronics</text:p>
      <text:list xml:id="list103749271944240" text:continue-numbering="true" text:style-name="WW8Num1">
        <text:list-item>
          <text:p text:style-name="P24">Are the screws that fasten the control box to the frame tight?</text:p>
        </text:list-item>
        <text:list-item>
          <text:p text:style-name="P24">Can you plug in USB cable from the outside of the enclosure?</text:p>
        </text:list-item>
        <text:list-item>
          <text:p text:style-name="P24">Is the plug cover for second extruder installed <text:span text:style-name="T21">with the strap attached to the lower right screw</text:span>?</text:p>
        </text:list-item>
        <text:list-item>
          <text:p text:style-name="P31">Has the protective plastic been removed from LCD?</text:p>
        </text:list-item>
        <text:list-item>
          <text:p text:style-name="P31">Has the protective cover been removed from the clear polycarb LCD cover?</text:p>
        </text:list-item>
        <text:list-item>
          <text:p text:style-name="P32">Is the LCD secured in place firmly?</text:p>
        </text:list-item>
        <text:list-item>
          <text:p text:style-name="P32">Is the LCD knob tightly secured to the LCD?</text:p>
        </text:list-item>
        <text:list-item>
          <text:p text:style-name="P33">Have you verified that the firmware is correct using checksum?</text:p>
        </text:list-item>
      </text:list>
      <text:p text:style-name="P9"/>
      <text:p text:style-name="P11">Test and Verification Results:</text:p>
      <text:list xml:id="list103749651393522" text:continue-numbering="true" text:style-name="WW8Num1">
        <text:list-item>
          <text:p text:style-name="P37">LCD functions normally.</text:p>
        </text:list-item>
        <text:list-item>
          <text:p text:style-name="P23">Belts aligned on bearings and properly tensioned.</text:p>
        </text:list-item>
        <text:list-item>
          <text:p text:style-name="P23">Verify case fan is spinning freely.</text:p>
        </text:list-item>
        <text:list-item>
          <text:p text:style-name="P34">Verify <text:span text:style-name="T16">the heat sink fan</text:span> is running.</text:p>
        </text:list-item>
        <text:list-item>
          <text:p text:style-name="P23">Verify you can run the extru<text:span text:style-name="T7">sion</text:span> fan<text:span text:style-name="T16">s</text:span>.</text:p>
        </text:list-item>
        <text:list-item>
          <text:p text:style-name="P23"><text:span text:style-name="T9">Hexagon Hot End</text:span> temperature control verified.</text:p>
        </text:list-item>
        <text:list-item>
          <text:p text:style-name="P25">Extruder calibration <text:span text:style-name="T14">verified. Check that EEPROM values are correct.</text:span></text:p>
        </text:list-item>
        <text:list-item>
          <text:p text:style-name="P35">Z offset calibrated <text:span text:style-name="T16">and verified</text:span>.</text:p>
        </text:list-item>
        <text:list-item>
          <text:p text:style-name="P35">Bed level consistent across bed.</text:p>
        </text:list-item>
        <text:list-item>
          <text:p text:style-name="P23">X, Y and Z stop switches verified.</text:p>
        </text:list-item>
        <text:list-item>
          <text:p text:style-name="P38"><text:span text:style-name="T13">Flat of the n</text:span>ozzle contacts <text:span text:style-name="T13">all four bed corners.</text:span></text:p>
        </text:list-item>
        <text:list-item>
          <text:p text:style-name="P39">Wipe sequence is in center of wiper pad</text:p>
        </text:list-item>
        <text:list-item>
          <text:p text:style-name="P23">Bed temperature control verified.</text:p>
        </text:list-item>
        <text:list-item>
          <text:p text:style-name="P23">Cables secure and free of interference/contact with table motion.</text:p>
        </text:list-item>
        <text:list-item>
          <text:p text:style-name="P23">Cable connectors <text:span text:style-name="T15">fully engaged</text:span> and oriented correctly.</text:p>
        </text:list-item>
        <text:list-item>
          <text:p text:style-name="P37">Bearing conditioning <text:span text:style-name="T16">(burn in)</text:span> complete.</text:p>
        </text:list-item>
        <text:list-item>
          <text:p text:style-name="P23">X, Y and Z motion smooth over range and speeds.</text:p>
        </text:list-item>
        <text:list-item>
          <text:p text:style-name="P37">Test print (Octopus) successful.</text:p>
        </text:list-item>
        <text:list-item>
          <text:p text:style-name="P40">Loctite<text:span text:style-name="T26">®</text:span> applied to all pulley and coupler set scr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MT1" style:family="text">
      <style:text-properties officeooo:rsid="0041d64a"/>
    </style:style>
    <style:style style:name="MT2" style:family="text">
      <style:text-properties officeooo:rsid="00405bc7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9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3"><draw:image xlink:href="Pictures/10000201000005DC0000060B07EE7B518C6725B0.png" xlink:type="simple" xlink:show="embed" xlink:actuate="onLoad"/></draw:frame></text:p>
        <text:p text:style-name="MP2">T<text:span text:style-name="MT1">est</text:span>/A<text:span text:style-name="MT1">cceptance</text:span> R<text:span text:style-name="MT1">ecord</text:span></text:p>
        <text:p text:style-name="MP3"/>
      </style:header>
      <style:footer>
        <text:p text:style-name="MP4"><draw:frame draw:style-name="Mfr2" draw:name="graphics2" text:anchor-type="paragraph" svg:x="-0.7874in" svg:y="-0.0201in" svg:width="8.4992in" svg:height="0.9992in" draw:z-index="7"><draw:image xlink:href="Pictures/10000000000009F60000012C3C175D767622B00D.jpg" xlink:type="simple" xlink:show="embed" xlink:actuate="onLoad"/></draw:frame><text:tab/></text:p>
        <text:p text:style-name="MP5"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8-01-15T10:07:27.308827800</dc:date>
    <meta:editing-cycles>93</meta:editing-cycles>
    <meta:editing-duration>P1DT22H37M21S</meta:editing-duration>
    <meta:generator>LibreOffice/5.2.7.2$Linux_X86_64 LibreOffice_project/20m0$Build-2</meta:generator>
    <meta:document-statistic meta:table-count="1" meta:image-count="2" meta:object-count="0" meta:page-count="4" meta:paragraph-count="124" meta:word-count="878" meta:character-count="4825" meta:non-whitespace-character-count="3763"/>
    <meta:user-defined meta:name="Info 1"/>
    <meta:user-defined meta:name="Info 2"/>
    <meta:user-defined meta:name="Info 3"/>
    <meta:user-defined meta:name="Info 4"/>
  </office:meta>
</office:document-meta>
</file>